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c45" officeooo:paragraph-rsid="000d6c45"/>
    </style:style>
    <style:style style:name="P2" style:family="paragraph" style:parent-style-name="Standard">
      <style:paragraph-properties fo:text-align="start" style:justify-single-word="false"/>
      <style:text-properties officeooo:rsid="000d6c45" officeooo:paragraph-rsid="000d6c4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6c45" officeooo:paragraph-rsid="000d6c45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italic" fo:font-weight="bold" officeooo:rsid="000d6c45" officeooo:paragraph-rsid="000d6c45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fo:font-weight="normal" officeooo:rsid="000d6c45" officeooo:paragraph-rsid="000d6c4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Notes</text:p>
      <text:p text:style-name="P1"/>
      <text:p text:style-name="P2"><text:a xlink:type="simple" xlink:href="https://www.ncbi.nlm.nih.gov/pmc/articles/PMC3317762/" text:style-name="Internet_20_link" text:visited-style-name="Visited_20_Internet_20_Link">Link</text:a></text:p>
      <text:p text:style-name="P2"/>
      <text:p text:style-name="P2">Vessel Enhancement</text:p>
      <text:list xml:id="list1168828653" text:style-name="L1">
        <text:list-item>
          <text:p text:style-name="P3">Suppressing or removing the background structures</text:p>
          <text:list>
            <text:list-item>
              <text:p text:style-name="P4">Piece-wise normalization</text:p>
            </text:list-item>
            <text:list-item>
              <text:p text:style-name="P4">rolling algorithm</text:p>
            </text:list-item>
          </text:list>
        </text:list-item>
        <text:list-item>
          <text:p text:style-name="P5">In the machines themselves, a the image is blurred then subtracted from the original which creates an edge image that only contains higher spacial frequency components of the original</text:p>
          <text:list>
            <text:list-item>
              <text:p text:style-name="P5">this subtraction is then multiplied by a certain gain level</text:p>
            </text:list-item>
          </text:list>
        </text:list-item>
        <text:list-item>
          <text:p text:style-name="P5">Harris corner detec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6:50:24.918969934</meta:creation-date>
    <dc:date>2021-08-08T16:55:11.722956060</dc:date>
    <meta:editing-duration>PT4M47S</meta:editing-duration>
    <meta:editing-cycles>1</meta:editing-cycles>
    <meta:document-statistic meta:table-count="0" meta:image-count="0" meta:object-count="0" meta:page-count="1" meta:paragraph-count="9" meta:word-count="64" meta:character-count="402" meta:non-whitespace-character-count="353"/>
    <meta:generator>LibreOffice/6.4.7.2$Linux_X86_64 LibreOffice_project/40$Build-2</meta:generator>
  </office:meta>
</office:document-meta>
</file>